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5in" loext:contextual-spacing="false" style:writing-mode="page"/>
      <style:text-properties fo:font-size="230pt" style:text-underline-style="none" officeooo:rsid="001ab370" officeooo:paragraph-rsid="001ab370" style:font-size-asian="230pt" style:font-size-complex="230pt"/>
    </style:style>
    <style:style style:name="P2" style:family="paragraph" style:parent-style-name="Standard">
      <style:paragraph-properties fo:margin-top="0in" fo:margin-bottom="0.5in" loext:contextual-spacing="false" style:writing-mode="page"/>
      <style:text-properties fo:font-size="230pt" style:text-underline-style="none" officeooo:rsid="001ab370" officeooo:paragraph-rsid="001ab370" style:font-size-asian="230pt" style:font-size-complex="230pt"/>
    </style:style>
    <style:style style:name="P3" style:family="paragraph" style:parent-style-name="Standard">
      <style:paragraph-properties fo:margin-top="0in" fo:margin-bottom="0.5in" loext:contextual-spacing="false" style:writing-mode="page"/>
      <style:text-properties fo:font-size="230pt" style:text-underline-style="none" officeooo:rsid="001ab370" officeooo:paragraph-rsid="001f1a02" style:font-size-asian="230pt" style:font-size-complex="230pt"/>
    </style:style>
    <style:style style:name="T1" style:family="text">
      <style:text-properties officeooo:rsid="001c18c5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2<text:tab/><text:tab/><text:tab/><text:tab/><text:tab/>5<text:tab/><text:tab/><text:tab/><text:tab/><text:tab/><text:span text:style-name="T2">8</text:span></text:p>
      <text:p text:style-name="P1"><text:tab/><text:tab/>2<text:tab/><text:tab/><text:tab/><text:tab/><text:tab/>1<text:tab/><text:tab/><text:tab/><text:tab/><text:tab/>5</text:p>
      <text:p text:style-name="P1"><text:soft-page-break/><text:tab/><text:tab/>1<text:tab/><text:tab/><text:tab/><text:tab/><text:tab/>3<text:tab/><text:tab/><text:tab/><text:tab/><text:tab/>2</text:p>
      <text:p text:style-name="P1"><text:tab/><text:tab/><text:span text:style-name="T2">6</text:span><text:tab/><text:tab/><text:tab/><text:tab/><text:tab/><text:tab/>13</text:p>
      <text:p text:style-name="P1"><text:soft-page-break/><text:span text:style-name="T1"><text:tab/><text:tab/>2<text:tab/><text:tab/><text:tab/><text:tab/><text:tab/><text:tab/><text:tab/></text:span>14<text:tab/></text:p>
      <text:p text:style-name="P1"><text:tab/><text:tab/><text:span text:style-name="T2">6</text:span><text:tab/><text:tab/><text:tab/><text:tab/><text:tab/>3<text:tab/><text:tab/><text:tab/><text:tab/><text:tab/>1</text:p>
      <text:p text:style-name="P1"><text:soft-page-break/><text:tab/><text:tab/>5<text:tab/><text:tab/><text:tab/><text:tab/><text:tab/><text:span text:style-name="T2">8</text:span><text:tab/><text:tab/><text:tab/><text:tab/><text:tab/>2</text:p>
      <text:p text:style-name="P3"><text:tab/><text:tab/>5<text:tab/><text:tab/><text:tab/><text:tab/><text:tab/><text:span text:style-name="T2">8</text:span><text:tab/><text:tab/><text:tab/><text:tab/><text:tab/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5:34:18.519347170</meta:creation-date>
    <dc:date>2018-02-22T23:29:34.920340291</dc:date>
    <meta:editing-duration>PT3M19S</meta:editing-duration>
    <meta:editing-cycles>4</meta:editing-cycles>
    <meta:generator>LibreOffice/5.4.5.1$Linux_X86_64 LibreOffice_project/40$Build-1</meta:generator>
    <meta:document-statistic meta:table-count="0" meta:image-count="0" meta:object-count="0" meta:page-count="4" meta:paragraph-count="8" meta:word-count="22" meta:character-count="114" meta:non-whitespace-character-count="24"/>
  </office:meta>
</office:document-meta>
</file>